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900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date" office:date-value="1900-01-01T00:00:00" table:style-name="ce2">
            <text:p>1900-01-01</text:p>
          </table:table-cell>
          <table:table-cell office:value-type="string" office:string-value="1900-01-01" table:formula="of:=TEXT([.B1];&quot;YYYY-MM-DD&quot;)" table:style-name="ce1">
            <text:p>1900-01-01</text:p>
          </table:table-cell>
          <table:table-cell office:value-type="string" office:string-value="1900-01-01" table:formula="of:=T([.C1])" table:style-name="ce1">
            <text:p>1900-01-0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1900-01-11T00:00:00" table:style-name="ce2">
            <text:p>1900-01-11</text:p>
          </table:table-cell>
          <table:table-cell office:value-type="string" office:string-value="1900-01-11" table:formula="of:=TEXT([.B2];&quot;YYYY-MM-DD&quot;)" table:style-name="ce1">
            <text:p>1900-01-11</text:p>
          </table:table-cell>
          <table:table-cell office:value-type="string" office:string-value="1900-01-11" table:formula="of:=T([.C2])" table:style-name="ce1">
            <text:p>1900-01-11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date" office:date-value="1900-04-20T00:00:00" table:style-name="ce2">
            <text:p>1900-04-20</text:p>
          </table:table-cell>
          <table:table-cell office:value-type="string" office:string-value="1900-04-20" table:formula="of:=TEXT([.B3];&quot;YYYY-MM-DD&quot;)" table:style-name="ce1">
            <text:p>1900-04-20</text:p>
          </table:table-cell>
          <table:table-cell office:value-type="string" office:string-value="1900-04-20" table:formula="of:=T([.C3])" table:style-name="ce1">
            <text:p>1900-04-20</text:p>
          </table:table-cell>
          <table:table-cell table:number-columns-repeated="16380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date" office:date-value="1903-01-15T00:00:00" table:style-name="ce2">
            <text:p>1903-01-15</text:p>
          </table:table-cell>
          <table:table-cell office:value-type="string" office:string-value="1903-01-15" table:formula="of:=TEXT([.B4];&quot;YYYY-MM-DD&quot;)" table:style-name="ce1">
            <text:p>1903-01-15</text:p>
          </table:table-cell>
          <table:table-cell office:value-type="string" office:string-value="1903-01-15" table:formula="of:=T([.C4])" table:style-name="ce1">
            <text:p>1903-01-15</text:p>
          </table:table-cell>
          <table:table-cell table:number-columns-repeated="16380"/>
        </table:table-row>
        <table:table-row table:style-name="ro1">
          <table:table-cell office:value-type="float" office:value="11111" table:style-name="ce1">
            <text:p>11111</text:p>
          </table:table-cell>
          <table:table-cell office:value-type="date" office:date-value="1930-06-02T00:00:00" table:style-name="ce2">
            <text:p>1930-06-02</text:p>
          </table:table-cell>
          <table:table-cell office:value-type="string" office:string-value="1930-06-02" table:formula="of:=TEXT([.B5];&quot;YYYY-MM-DD&quot;)" table:style-name="ce1">
            <text:p>1930-06-02</text:p>
          </table:table-cell>
          <table:table-cell office:value-type="string" office:string-value="1930-06-02" table:formula="of:=T([.C5])" table:style-name="ce1">
            <text:p>1930-06-02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7P0">
      <number:year number:style="long"/>
      <number:text>-</number:text>
      <number:month number:style="long"/>
      <number:text>-</number:text>
      <number:day number:style="long"/>
    </number:date-style>
    <number:text-style style:name="N37">
      <number:text-content/>
      <style:map style:condition="value()&gt;=0" style:apply-style-name="N37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520</meta:generator>
    <meta:initial-creator>Sheet</meta:initial-creator>
    <dc:creator>Sheet</dc:creator>
    <meta:creation-date>2022-06-03T00:11:34Z</meta:creation-date>
    <dc:date>2022-06-03T00:15:21Z</dc:date>
  </office:meta>
</office:document-meta>
</file>